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.515cm" fo:margin-left="0.09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5.821cm"/>
    </style:style>
    <style:style style:name="Tabla1.C" style:family="table-column">
      <style:table-column-properties style:column-width="3.572cm"/>
    </style:style>
    <style:style style:name="Tabla1.D" style:family="table-column">
      <style:table-column-properties style:column-width="3.81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3.392cm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fo:font-size="11pt" officeooo:rsid="001f3981" officeooo:paragraph-rsid="001f3981" style:font-size-asian="9.60000038146973pt" style:font-size-complex="11pt"/>
    </style:style>
    <style:style style:name="P2" style:family="paragraph" style:parent-style-name="Standard">
      <style:text-properties style:font-name="Ubuntu" fo:font-size="20pt" officeooo:rsid="001f3981" officeooo:paragraph-rsid="001f3981" style:font-size-asian="20pt" style:font-size-complex="20pt"/>
    </style:style>
    <style:style style:name="P3" style:family="paragraph" style:parent-style-name="Table_20_Contents">
      <style:text-properties style:font-name="Ubuntu" fo:font-size="10pt" style:font-size-asian="10pt" style:font-size-complex="10pt"/>
    </style:style>
    <style:style style:name="P4" style:family="paragraph" style:parent-style-name="Table_20_Contents">
      <style:text-properties style:font-name="Ubuntu" fo:font-size="10pt" officeooo:rsid="001f3981" officeooo:paragraph-rsid="001f3981" style:font-size-asian="10pt" style:font-size-complex="10pt"/>
    </style:style>
    <style:style style:name="P5" style:family="paragraph" style:parent-style-name="Table_20_Contents">
      <style:text-properties style:font-name="Ubuntu" fo:font-size="10pt" officeooo:rsid="001f3981" officeooo:paragraph-rsid="001f69cd" style:font-size-asian="10pt" style:font-size-complex="10pt"/>
    </style:style>
    <style:style style:name="P6" style:family="paragraph" style:parent-style-name="Table_20_Contents">
      <style:text-properties style:font-name="Ubuntu" fo:font-size="10pt" officeooo:rsid="001f69cd" officeooo:paragraph-rsid="001f69cd" style:font-size-asian="10pt" style:font-size-complex="10pt"/>
    </style:style>
    <style:style style:name="P7" style:family="paragraph" style:parent-style-name="Table_20_Contents">
      <style:text-properties style:font-name="Ubuntu" fo:font-size="10pt" officeooo:rsid="00215099" officeooo:paragraph-rsid="00215099" style:font-size-asian="10pt" style:font-size-complex="10pt"/>
    </style:style>
    <style:style style:name="P8" style:family="paragraph" style:parent-style-name="Table_20_Contents">
      <style:text-properties style:font-name="Ubuntu" fo:font-size="10pt" officeooo:rsid="00218d22" officeooo:paragraph-rsid="00218d22" style:font-size-asian="10pt" style:font-size-complex="10pt"/>
    </style:style>
    <style:style style:name="P9" style:family="paragraph" style:parent-style-name="Table_20_Contents">
      <style:text-properties style:font-name="Ubuntu" fo:font-size="10pt" officeooo:rsid="0021cee8" officeooo:paragraph-rsid="0021cee8" style:font-size-asian="10pt" style:font-size-complex="10pt"/>
    </style:style>
    <style:style style:name="P10" style:family="paragraph" style:parent-style-name="Table_20_Contents">
      <style:text-properties style:font-name="Ubuntu" fo:font-size="10pt" officeooo:paragraph-rsid="0021cee8" style:font-size-asian="10pt" style:font-size-complex="10pt"/>
    </style:style>
    <style:style style:name="P11" style:family="paragraph" style:parent-style-name="Table_20_Contents">
      <style:text-properties style:font-name="Ubuntu" fo:font-size="10pt" officeooo:rsid="00236339" officeooo:paragraph-rsid="00236339" style:font-size-asian="10pt" style:font-size-complex="10pt"/>
    </style:style>
    <style:style style:name="P12" style:family="paragraph" style:parent-style-name="Table_20_Contents">
      <style:text-properties style:font-name="Ubuntu" fo:font-size="10pt" officeooo:rsid="0025140b" officeooo:paragraph-rsid="0025140b" style:font-size-asian="10pt" style:font-size-complex="10pt"/>
    </style:style>
    <style:style style:name="P13" style:family="paragraph" style:parent-style-name="Table_20_Contents">
      <style:text-properties style:font-name="Ubuntu" fo:font-size="10pt" fo:font-weight="bold" officeooo:rsid="001f3981" officeooo:paragraph-rsid="001f3981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officeooo:paragraph-rsid="001f69cd"/>
    </style:style>
    <style:style style:name="T1" style:family="text">
      <style:text-properties officeooo:rsid="001f3981"/>
    </style:style>
    <style:style style:name="T2" style:family="text">
      <style:text-properties officeooo:rsid="001f69cd"/>
    </style:style>
    <style:style style:name="T3" style:family="text">
      <style:text-properties style:font-name="Ubuntu" fo:font-size="10pt" officeooo:rsid="001f69cd" style:font-size-asian="10pt" style:font-size-complex="10pt"/>
    </style:style>
    <style:style style:name="T4" style:family="text">
      <style:text-properties style:font-name="Ubuntu" fo:font-size="10pt" officeooo:rsid="00215099" style:font-size-asian="10pt" style:font-size-complex="10pt"/>
    </style:style>
    <style:style style:name="T5" style:family="text">
      <style:text-properties officeooo:rsid="0021cee8"/>
    </style:style>
    <style:style style:name="T6" style:family="text">
      <style:text-properties officeooo:rsid="00236339"/>
    </style:style>
    <style:style style:name="T7" style:family="text">
      <style:text-properties officeooo:rsid="0025140b"/>
    </style:style>
    <style:style style:name="T8" style:family="text">
      <style:text-properties officeooo:rsid="0026491c"/>
    </style:style>
    <style:style style:name="T9" style:family="text">
      <style:text-properties officeooo:rsid="002807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arrollo de Actividades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Actividad</text:p>
          </table:table-cell>
          <table:table-cell table:style-name="Tabla1.A1" office:value-type="string">
            <text:p text:style-name="P13">Descripción</text:p>
          </table:table-cell>
          <table:table-cell table:style-name="Tabla1.A1" office:value-type="string">
            <text:p text:style-name="P13">Tiempo estimado</text:p>
          </table:table-cell>
          <table:table-cell table:style-name="Tabla1.D1" office:value-type="string">
            <text:p text:style-name="P13">Usuario responsable</text:p>
          </table:table-cell>
        </table:table-row>
        <table:table-row>
          <table:table-cell table:style-name="Tabla1.A12" office:value-type="string">
            <text:p text:style-name="P8"><text:span text:style-name="T5">Análisis</text:span> <text:span text:style-name="T5">del problema planteado</text:span></text:p>
          </table:table-cell>
          <table:table-cell table:style-name="Tabla1.B12" office:value-type="string">
            <text:p text:style-name="P8">Esta etapa <text:span text:style-name="T5">sirvió</text:span>, para identificar los problemas de la aplicación existente de comisiones,<text:span text:style-name="T5">así</text:span> como plantear las nuevas alternativas <text:span text:style-name="T5">ó propuestas que se implementarían en la nueva aplicación.</text:span></text:p>
          </table:table-cell>
          <table:table-cell table:style-name="Tabla1.C12" office:value-type="string">
            <text:p text:style-name="P3"/>
          </table:table-cell>
          <table:table-cell table:style-name="Tabla1.D7" table:number-rows-spanned="6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- <text:span text:style-name="T7">Marco Garza </text:span></text:p>
            <text:p text:style-name="P10">- <text:span text:style-name="T7">Andy Chávez</text:span></text:p>
          </table:table-cell>
        </table:table-row>
        <table:table-row table:style-name="Tabla1.3">
          <table:table-cell table:style-name="Tabla1.A12" office:value-type="string">
            <text:p text:style-name="P9">Análisis del Modelo y Proceso <text:s/>actual</text:p>
          </table:table-cell>
          <table:table-cell table:style-name="Tabla1.B12" office:value-type="string">
            <text:p text:style-name="P9">En esta etapa se identifico el flujo de procesos que sigue la aplicación actual, así como ver la forma de hacer mas eficientes estos procesos, para hacer una aplicación mas, dinámica y flexible sin hacerla tan robusta.</text:p>
          </table:table-cell>
          <table:table-cell table:style-name="Tabla1.C12" office:value-type="string">
            <text:p text:style-name="P3"/>
          </table:table-cell>
          <table:covered-table-cell/>
        </table:table-row>
        <table:table-row>
          <table:table-cell table:style-name="Tabla1.A12" office:value-type="string">
            <text:p text:style-name="P9">Maquetación del Modelo propuesto</text:p>
          </table:table-cell>
          <table:table-cell table:style-name="Tabla1.B12" office:value-type="string">
            <text:p text:style-name="P9">Se realizo la maquetación del nuevo modelo de la aplicación utilizando como <text:span text:style-name="T6">metodología</text:span> <text:s/>el BPM (Bussinness Process Managament ó <text:span text:style-name="T6">Gestión</text:span> de procesos de negocio).</text:p>
          </table:table-cell>
          <table:table-cell table:style-name="Tabla1.C12" office:value-type="string">
            <text:p text:style-name="P3"/>
          </table:table-cell>
          <table:covered-table-cell/>
        </table:table-row>
        <table:table-row>
          <table:table-cell table:style-name="Tabla1.A12" office:value-type="string">
            <text:p text:style-name="P11">Diseño: Aplicación de Pruebas</text:p>
          </table:table-cell>
          <table:table-cell table:style-name="Tabla1.B12" office:value-type="string">
            <text:p text:style-name="P11">Después de maquetar, se diseño una aplicación la cual seguiría las directrices del BPM, para probar si seria factible implementar esta <text:span text:style-name="T7">metodología</text:span> dentro del Proyecto.</text:p>
          </table:table-cell>
          <table:table-cell table:style-name="Tabla1.C12" office:value-type="string">
            <text:p text:style-name="P3"/>
          </table:table-cell>
          <table:covered-table-cell/>
        </table:table-row>
        <table:table-row>
          <table:table-cell table:style-name="Tabla1.A12" office:value-type="string">
            <text:p text:style-name="P11">Desarrollo: Aplicación de Pruebas</text:p>
          </table:table-cell>
          <table:table-cell table:style-name="Tabla1.B12" office:value-type="string">
            <text:p text:style-name="P11">Al comprobar la factibilidad del diseño, se <text:span text:style-name="T7">procedió</text:span> a desarrollar una <text:span text:style-name="T7">aplicación</text:span> de pruebas, donde se <text:span text:style-name="T7">implementaría</text:span> un flujo de procesos, los procesos a tu vez <text:span text:style-name="T7">contendrían</text:span> ciertas reglas que serian las que se inyectarían a los procesos para generar resultados específicos reduciendo la manipulación del código de la aplicación al <text:span text:style-name="T7">mínimo.</text:span></text:p>
          </table:table-cell>
          <table:table-cell table:style-name="Tabla1.C12" office:value-type="string">
            <text:p text:style-name="P3"/>
          </table:table-cell>
          <table:covered-table-cell/>
        </table:table-row>
        <table:table-row>
          <table:table-cell table:style-name="Tabla1.A12" office:value-type="string">
            <text:p text:style-name="P11">Elaboración de la documentación del Proyecto</text:p>
          </table:table-cell>
          <table:table-cell table:style-name="Tabla1.B12" office:value-type="string">
            <text:p text:style-name="P12">Al comprobar la funcionalidad de la Aplicación de pruebas se procederá a realizar la documentación correspondiente, fruto de los análisis realizados durante el tiempo transcurrido desde el inicio del proyecto.</text:p>
          </table:table-cell>
          <table:table-cell table:style-name="Tabla1.C12" office:value-type="string">
            <text:p text:style-name="P3"/>
          </table:table-cell>
          <table:covered-table-cell/>
        </table:table-row>
        <table:table-row>
          <table:table-cell table:style-name="Tabla1.A12" office:value-type="string">
            <text:p text:style-name="P4"><text:span text:style-name="T2">Actividad: </text:span>Validar Propuesta de Proyecto</text:p>
          </table:table-cell>
          <table:table-cell table:style-name="Tabla1.B12" office:value-type="string">
            <text:p text:style-name="P4">Presentar la documentación del proyecto ante el/los responsable(s) del Departamento de Sistemas, así como también ante el/los encargado(s) de las comisiones de Tiempo Compartido.</text:p>
          </table:table-cell>
          <table:table-cell table:style-name="Tabla1.C12" office:value-type="string">
            <text:p text:style-name="P3"/>
          </table:table-cell>
          <table:table-cell table:style-name="Tabla1.D8" office:value-type="string">
            <text:p text:style-name="P4">- Departamento de Sistemas.</text:p>
            <text:p text:style-name="P4">- Departamento/<text:span text:style-name="T6">Área</text:span> de Comisiones</text:p>
          </table:table-cell>
        </table:table-row>
        <text:soft-page-break/>
        <table:table-row>
          <table:table-cell table:style-name="Tabla1.A9" office:value-type="string">
            <text:p text:style-name="P12"><text:span text:style-name="T9">Maquetación</text:span> <text:span text:style-name="T8">y Diseño</text:span>: Aplicación de Comisiones TC</text:p>
          </table:table-cell>
          <table:table-cell table:style-name="Tabla1.B9" office:value-type="string">
            <text:p text:style-name="P12">Durante esta actividad se realizaran la maquetación y diseño correspondiente de la aplicación, incorporando todas las tablas requeridas por <text:s/>la aplicación, asi como incorporando el modelo de la aplicación de pruebas que previamente de elaboró.</text:p>
          </table:table-cell>
          <table:table-cell table:style-name="Tabla1.C9" office:value-type="string">
            <text:p text:style-name="P7"/>
          </table:table-cell>
          <table:table-cell table:style-name="Tabla1.D14" table:number-rows-spanned="6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3"/>
            <text:p text:style-name="P3"/>
            <text:p text:style-name="P3">- <text:span text:style-name="T2">Marco Garza</text:span></text:p>
            <text:p text:style-name="P3">- <text:span text:style-name="T2">Andy Chávez</text:span></text:p>
          </table:table-cell>
        </table:table-row>
        <table:table-row>
          <table:table-cell table:style-name="Tabla1.A12" office:value-type="string">
            <text:p text:style-name="P6">Desarrollo del <text:span text:style-name="T1">Módulo: </text:span>Seguridad y permisos</text:p>
          </table:table-cell>
          <table:table-cell table:style-name="Tabla1.B12" office:value-type="string">
            <text:p text:style-name="P6">Se reutilizara la infraestructura de tablas y métodos ya existentes en los sistemas de Tiempo Compartido.</text:p>
          </table:table-cell>
          <table:table-cell table:style-name="Tabla1.C12" office:value-type="string">
            <text:p text:style-name="P7">2 <text:span text:style-name="T6">días</text:span></text:p>
          </table:table-cell>
          <table:covered-table-cell/>
        </table:table-row>
        <table:table-row>
          <table:table-cell table:style-name="Tabla1.A12" office:value-type="string">
            <text:p text:style-name="P4"><text:span text:style-name="T2">Desarrollo del </text:span>Módulo: Definición de Reglas</text:p>
          </table:table-cell>
          <table:table-cell table:style-name="Tabla1.B12" office:value-type="string">
            <text:p text:style-name="P14"><text:span text:style-name="T3">Este módulo funcionara para que </text:span><text:span text:style-name="T4">algún usuario con privilegios de Administrador </text:span><text:span text:style-name="T3">, pueda crear/modificar/eliminar las reglas que se aplicaran <text:s/>durante el proceso de comisión de ventas. <text:s text:c="2"/></text:span></text:p>
          </table:table-cell>
          <table:table-cell table:style-name="Tabla1.C12" office:value-type="string">
            <text:p text:style-name="P7">2 semanas</text:p>
          </table:table-cell>
          <table:covered-table-cell/>
        </table:table-row>
        <table:table-row>
          <table:table-cell table:style-name="Tabla1.A12" office:value-type="string">
            <text:p text:style-name="P5"><text:span text:style-name="T2">Desarrollo del </text:span>Módulo: Procesar ventas candidatas</text:p>
          </table:table-cell>
          <table:table-cell table:style-name="Tabla1.B12" office:value-type="string">
            <text:p text:style-name="P7"><text:bookmark-start text:name="__DdeLink__2106_136365238"/>La función de este módulo,<text:bookmark-end text:name="__DdeLink__2106_136365238"/> sera mostrar los contratos candidatos a comisionar, mediante los parámetros ingresados por <text:s/>el usuario, aplicando antes de mostrarlos, las Reglas de Negocio correspondientes en caso de existir.</text:p>
          </table:table-cell>
          <table:table-cell table:style-name="Tabla1.C12" office:value-type="string">
            <text:p text:style-name="P7">2 semanas</text:p>
          </table:table-cell>
          <table:covered-table-cell/>
        </table:table-row>
        <table:table-row>
          <table:table-cell table:style-name="Tabla1.A13" office:value-type="string">
            <text:p text:style-name="P5"><text:span text:style-name="T2">Desarrollo del </text:span>Módulo: Comisionar ventas</text:p>
          </table:table-cell>
          <table:table-cell table:style-name="Tabla1.B13" office:value-type="string">
            <text:p text:style-name="P7">La función de este módulo, sera mostrar una lista de vendedores, pertenecientes a un contrato en especifico, aplicando igualmente las Reglas de Negocio correspondiente, dando como resultado final el importe que se le pagara a cada vendedor participante dentro del contrato.</text:p>
          </table:table-cell>
          <table:table-cell table:style-name="Tabla1.C13" office:value-type="string">
            <text:p text:style-name="P7">4 semanas</text:p>
          </table:table-cell>
          <table:covered-table-cell/>
        </table:table-row>
        <table:table-row>
          <table:table-cell table:style-name="Tabla1.A14" office:value-type="string">
            <text:p text:style-name="P6">Desarrollo del <text:span text:style-name="T1">Módulo:</text:span> Consulta Histórica</text:p>
          </table:table-cell>
          <table:table-cell table:style-name="Tabla1.B14" office:value-type="string">
            <text:p text:style-name="P7">La función de este módulo, sera permitirle al usuario responsable(s) de comisionar, poder consultar listas de contratos ya comisionados, para cuestiones estadísticas del Departamento de Nómina.</text:p>
          </table:table-cell>
          <table:table-cell table:style-name="Tabla1.C14" office:value-type="string">
            <text:p text:style-name="P7">2 semanas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1:34:06.930883880</meta:creation-date>
    <dc:date>2014-04-09T13:48:29.095780243</dc:date>
    <meta:editing-duration>PT1H30M57S</meta:editing-duration>
    <meta:editing-cycles>4</meta:editing-cycles>
    <meta:generator>LibreOffice/4.1.3.2$Linux_x86 LibreOffice_project/410m0$Build-2</meta:generator>
    <meta:print-date>2014-04-09T12:31:08.537848382</meta:print-date>
    <meta:document-statistic meta:table-count="1" meta:image-count="0" meta:object-count="0" meta:page-count="3" meta:paragraph-count="42" meta:word-count="502" meta:character-count="3427" meta:non-whitespace-character-count="2957"/>
  </office:meta>
</office:document-meta>
</file>